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4pt" fo:font-weight="bold" officeooo:paragraph-rsid="001e6cb7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Georgia" fo:font-size="14pt" fo:font-weight="bold" officeooo:paragraph-rsid="001f482a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Georgia" fo:font-size="14pt" fo:font-weight="bold" officeooo:paragraph-rsid="001f5ba2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Georgia" fo:font-size="14pt" fo:font-weight="bold" officeooo:paragraph-rsid="0027f154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1f482a"/>
    </style:style>
    <style:style style:name="P6" style:family="paragraph" style:parent-style-name="Standard">
      <style:text-properties officeooo:paragraph-rsid="001f5ba2"/>
    </style:style>
    <style:style style:name="P7" style:family="paragraph" style:parent-style-name="Standard">
      <style:text-properties officeooo:paragraph-rsid="0022a68c"/>
    </style:style>
    <style:style style:name="P8" style:family="paragraph" style:parent-style-name="Standard">
      <style:text-properties fo:color="#ffead4" style:font-name="Georgia" fo:font-size="12pt" fo:font-weight="normal" officeooo:rsid="001e6cb7" officeooo:paragraph-rsid="001e6cb7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ffead4" style:font-name="Georgia" fo:font-size="12pt" fo:font-weight="normal" officeooo:paragraph-rsid="001e6cb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ffead4" style:font-name="Georgia" fo:font-size="12pt" fo:font-weight="normal" officeooo:rsid="0024a253" officeooo:paragraph-rsid="0024a25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2917in" fo:margin-right="0in" fo:text-indent="0in" style:auto-text-indent="false"/>
      <style:text-properties fo:color="#ffead4" style:font-name="Georgia" fo:font-size="12pt" fo:font-weight="normal" officeooo:paragraph-rsid="001e6cb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2917in" fo:margin-right="0in" fo:text-indent="0in" style:auto-text-indent="false"/>
      <style:text-properties fo:color="#ffead4" officeooo:paragraph-rsid="001e6cb7"/>
    </style:style>
    <style:style style:name="P13" style:family="paragraph" style:parent-style-name="Standard">
      <style:paragraph-properties fo:margin-left="0.2917in" fo:margin-right="0in" fo:text-indent="0in" style:auto-text-indent="false"/>
      <style:text-properties style:font-name="Georgia" fo:font-size="14pt" fo:font-weight="bold" officeooo:paragraph-rsid="001e6cb7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paragraph-rsid="0022a68c"/>
    </style:style>
    <style:style style:name="P15" style:family="paragraph" style:parent-style-name="Standard">
      <style:text-properties officeooo:paragraph-rsid="002b7c4b"/>
    </style:style>
    <style:style style:name="T1" style:family="text">
      <style:text-properties officeooo:rsid="001e6cb7"/>
    </style:style>
    <style:style style:name="T2" style:family="text">
      <style:text-properties style:font-name="Georgia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Georgia" fo:font-size="12pt" fo:font-weight="normal" officeooo:rsid="001e6cb7" style:font-size-asian="12pt" style:font-weight-asian="normal" style:font-size-complex="12pt" style:font-weight-complex="normal"/>
    </style:style>
    <style:style style:name="T4" style:family="text">
      <style:text-properties officeooo:rsid="0024a253"/>
    </style:style>
    <style:style style:name="T5" style:family="text">
      <style:text-properties fo:color="#ffead4" style:font-name="Georgia" fo:font-size="10pt" fo:font-weight="normal" officeooo:rsid="001f5ba2" style:font-size-asian="10pt" style:font-weight-asian="normal" style:font-size-complex="10pt" style:font-weight-complex="normal"/>
    </style:style>
    <style:style style:name="T6" style:family="text">
      <style:text-properties fo:color="#ffead4" style:font-name="Georgia" fo:font-size="10pt" fo:font-weight="normal" officeooo:rsid="0020a83c" style:font-size-asian="10pt" style:font-weight-asian="normal" style:font-size-complex="10pt" style:font-weight-complex="normal"/>
    </style:style>
    <style:style style:name="T7" style:family="text">
      <style:text-properties fo:color="#ffead4" style:font-name="Georgia" fo:font-size="10pt" fo:font-weight="normal" officeooo:rsid="0022a68c" style:font-size-asian="10pt" style:font-weight-asian="normal" style:font-size-complex="10pt" style:font-weight-complex="normal"/>
    </style:style>
    <style:style style:name="T8" style:family="text">
      <style:text-properties fo:color="#ffead4" style:font-name="Georgia" fo:font-size="10pt" fo:font-style="italic" fo:font-weight="normal" officeooo:rsid="0022a68c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color="#ffead4" style:font-name="Georgia" fo:font-size="10pt" fo:font-style="normal" fo:font-weight="normal" officeooo:rsid="0022a68c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ffead4" style:font-name="Georgia" fo:font-size="10pt" fo:font-style="normal" fo:font-weight="normal" officeooo:rsid="002a8f67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ffead4" style:font-name="Georgia" fo:font-size="10pt" fo:font-style="normal" fo:font-weight="normal" officeooo:rsid="002b7c4b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ffead4" style:font-name="Georgia" fo:font-size="10pt" fo:font-style="normal" fo:font-weight="bold" officeooo:rsid="0022a68c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color="#ffead4" style:font-name="Georgia" fo:font-size="12pt" fo:font-weight="normal" officeooo:rsid="001e7f2a" style:font-size-asian="12pt" style:font-weight-asian="normal" style:font-size-complex="12pt" style:font-weight-complex="normal"/>
    </style:style>
    <style:style style:name="T14" style:family="text">
      <style:text-properties fo:color="#ffead4" style:font-name="Georgia" fo:font-size="12pt" fo:font-weight="normal" officeooo:rsid="0011d73f" style:font-size-asian="12pt" style:font-weight-asian="normal" style:font-size-complex="12pt" style:font-weight-complex="normal"/>
    </style:style>
    <style:style style:name="T15" style:family="text">
      <style:text-properties fo:color="#ffead4" style:font-name="Georgia" fo:font-size="12pt" fo:font-weight="normal" officeooo:rsid="001e6cb7" style:font-size-asian="12pt" style:font-weight-asian="normal" style:font-size-complex="12pt" style:font-weight-complex="normal"/>
    </style:style>
    <style:style style:name="T16" style:family="text">
      <style:text-properties fo:color="#ffead4" style:font-name="Georgia" fo:font-size="12pt" fo:font-weight="normal" officeooo:rsid="0024f914" style:font-size-asian="12pt" style:font-weight-asian="normal" style:font-size-complex="12pt" style:font-weight-complex="normal"/>
    </style:style>
    <style:style style:name="T17" style:family="text">
      <style:text-properties fo:color="#ffead4" style:font-name="Georgia" fo:font-size="12pt" fo:font-weight="normal" officeooo:rsid="002bf236" style:font-size-asian="12pt" style:font-weight-asian="normal" style:font-size-complex="12pt" style:font-weight-complex="normal"/>
    </style:style>
    <style:style style:name="T18" style:family="text">
      <style:text-properties fo:color="#ffead4" style:font-name="Georgia" fo:font-size="12pt" fo:font-weight="normal" officeooo:rsid="003d4b5a" style:font-size-asian="12pt" style:font-weight-asian="normal" style:font-size-complex="12pt" style:font-weight-complex="normal"/>
    </style:style>
    <style:style style:name="T19" style:family="text">
      <style:text-properties fo:color="#ffead4" style:font-name="Georgia" fo:font-size="12pt" fo:font-weight="normal" officeooo:rsid="005d2d5a" style:font-size-asian="12pt" style:font-weight-asian="normal" style:font-size-complex="12pt" style:font-weight-complex="normal"/>
    </style:style>
    <style:style style:name="T20" style:family="text">
      <style:text-properties fo:color="#ffead4" style:font-name="Georgia" fo:font-size="12pt" fo:font-weight="normal" officeooo:rsid="005ef9fe" style:font-size-asian="12pt" style:font-weight-asian="normal" style:font-size-complex="12pt" style:font-weight-complex="normal"/>
    </style:style>
    <style:style style:name="T21" style:family="text">
      <style:text-properties fo:color="#ffead4" style:font-name="Georgia" fo:font-size="12pt" fo:font-weight="normal" officeooo:rsid="005059ac" style:font-size-asian="12pt" style:font-weight-asian="normal" style:font-size-complex="12pt" style:font-weight-complex="normal"/>
    </style:style>
    <style:style style:name="T22" style:family="text">
      <style:text-properties fo:color="#ffead4" style:font-name="Georgia" fo:font-size="12pt" fo:font-weight="normal" officeooo:rsid="00556c31" style:font-size-asian="12pt" style:font-weight-asian="normal" style:font-size-complex="12pt" style:font-weight-complex="normal"/>
    </style:style>
    <style:style style:name="T23" style:family="text">
      <style:text-properties fo:color="#ffead4" style:font-name="Georgia" fo:font-size="12pt" fo:font-weight="normal" officeooo:rsid="001f482a" style:font-size-asian="12pt" style:font-weight-asian="normal" style:font-size-complex="12pt" style:font-weight-complex="normal"/>
    </style:style>
    <style:style style:name="T24" style:family="text">
      <style:text-properties fo:color="#ffead4" style:font-name="Georgia" fo:font-size="12pt" fo:font-weight="normal" officeooo:rsid="006780b4" style:font-size-asian="12pt" style:font-weight-asian="normal" style:font-size-complex="12pt" style:font-weight-complex="normal"/>
    </style:style>
    <style:style style:name="T25" style:family="text">
      <style:text-properties fo:color="#ffead4" style:font-name="Georgia" fo:font-size="12pt" fo:font-weight="normal" officeooo:rsid="007f5a80" style:font-size-asian="12pt" style:font-weight-asian="normal" style:font-size-complex="12pt" style:font-weight-complex="normal"/>
    </style:style>
    <style:style style:name="T26" style:family="text">
      <style:text-properties fo:color="#ffead4" style:font-name="Georgia" fo:font-size="12pt" fo:font-weight="normal" officeooo:rsid="0083152e" style:font-size-asian="12pt" style:font-weight-asian="normal" style:font-size-complex="12pt" style:font-weight-complex="normal"/>
    </style:style>
    <style:style style:name="T27" style:family="text">
      <style:text-properties fo:color="#ffead4" style:font-name="Georgia" fo:font-size="12pt" fo:font-weight="normal" officeooo:rsid="00d3b8f6" style:font-size-asian="12pt" style:font-weight-asian="normal" style:font-size-complex="12pt" style:font-weight-complex="normal"/>
    </style:style>
    <style:style style:name="T28" style:family="text">
      <style:text-properties fo:color="#ffead4" style:font-name="Georgia" fo:font-size="12pt" fo:font-weight="normal" officeooo:rsid="00ecf416" style:font-size-asian="12pt" style:font-weight-asian="normal" style:font-size-complex="12pt" style:font-weight-complex="normal"/>
    </style:style>
    <style:style style:name="T29" style:family="text">
      <style:text-properties fo:color="#ffead4" style:font-name="Georgia" fo:font-size="12pt" fo:font-weight="normal" officeooo:rsid="001f5ba2" style:font-size-asian="12pt" style:font-weight-asian="normal" style:font-size-complex="12pt" style:font-weight-complex="normal"/>
    </style:style>
    <style:style style:name="T30" style:family="text">
      <style:text-properties fo:color="#ffead4" style:font-name="Georgia" fo:font-size="12pt" fo:font-weight="normal" officeooo:rsid="00ed2882" style:font-size-asian="12pt" style:font-weight-asian="normal" style:font-size-complex="12pt" style:font-weight-complex="normal"/>
    </style:style>
    <style:style style:name="T31" style:family="text">
      <style:text-properties fo:color="#ffead4" style:font-name="Georgia" fo:font-size="12pt" fo:font-weight="normal" officeooo:rsid="00e49b74" style:font-size-asian="12pt" style:font-weight-asian="normal" style:font-size-complex="12pt" style:font-weight-complex="normal"/>
    </style:style>
    <style:style style:name="T32" style:family="text">
      <style:text-properties fo:color="#ffead4" style:font-name="Georgia" fo:font-size="12pt" fo:font-weight="normal" officeooo:rsid="0103eb2d" style:font-size-asian="12pt" style:font-weight-asian="normal" style:font-size-complex="12pt" style:font-weight-complex="normal"/>
    </style:style>
    <style:style style:name="T33" style:family="text">
      <style:text-properties fo:color="#ffead4" style:font-name="Georgia" fo:font-size="12pt" fo:font-weight="normal" officeooo:rsid="00270aa9" style:font-size-asian="12pt" style:font-weight-asian="normal" style:font-size-complex="12pt" style:font-weight-complex="normal"/>
    </style:style>
    <style:style style:name="T34" style:family="text">
      <style:text-properties fo:color="#ffead4" style:font-name="Georgia" fo:font-size="12pt" fo:font-weight="normal" officeooo:rsid="0027f154" style:font-size-asian="12pt" style:font-weight-asian="normal" style:font-size-complex="12pt" style:font-weight-complex="normal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eneath it all</text:p>
      <text:p text:style-name="P8">NATURAL 1’s: CXIV, 114</text:p>
      <text:p text:style-name="P8"/>
      <text:p text:style-name="P8">The arcs and sessions, <text:span text:style-name="T4">roughly spaced</text:span>:</text:p>
      <text:p text:style-name="P8">I – Pilot</text:p>
      <text:p text:style-name="P9">II – A Plot in Crystal</text:p>
      <text:p text:style-name="P9">III – A Darkness Revealed in Flame and Smoke</text:p>
      <text:p text:style-name="P9">IV – The Death of a Dentist</text:p>
      <text:p text:style-name="P9">V – The Execution of the Office of Executions / Operation Beethoven</text:p>
      <text:p text:style-name="P9">VI – Assault on Truth’s Hospital</text:p>
      <text:p text:style-name="P9">VII – Fairplay Down</text:p>
      <text:p text:style-name="P9">VIII – Truth Gained, an Amulet Lost</text:p>
      <text:p text:style-name="P9"/>
      <text:p text:style-name="P9">IX – The Farewell of Steady Hands, Technician First-Class</text:p>
      <text:p text:style-name="P9">X.I – Dead Man Dies</text:p>
      <text:p text:style-name="P11">X.II – Into Wishborne – <text:span text:style-name="T1">Captured!</text:span></text:p>
      <text:p text:style-name="P11">X.III – Rise of Phoenix One, Fisherking and his Fisherwings, and A Routine Execution</text:p>
      <text:p text:style-name="P12"><text:span text:style-name="T2">X.IV – Out of the Pan and into the Fire – </text:span><text:span text:style-name="T3">A Trial of Cards</text:span></text:p>
      <text:p text:style-name="P9">XI – The Resurrection</text:p>
      <text:p text:style-name="P9">XII – The Capture of Steady Hands</text:p>
      <text:p text:style-name="P9"/>
      <text:p text:style-name="P9">XIII – Mania</text:p>
      <text:p text:style-name="P1"><text:span text:style-name="Default_20_Paragraph_20_Font"><text:span text:style-name="T13">XIV – Fury Down</text:span></text:span></text:p>
      <text:p text:style-name="P1"><text:span text:style-name="Default_20_Paragraph_20_Font"><text:span text:style-name="T14">XV – The Hunt </text:span></text:span><text:span text:style-name="Default_20_Paragraph_20_Font"><text:span text:style-name="T15">for Agran</text:span></text:span></text:p>
      <text:p text:style-name="P13"><text:span text:style-name="Default_20_Paragraph_20_Font"><text:span text:style-name="T16">XV.I – Thorns – </text:span></text:span><text:span text:style-name="Default_20_Paragraph_20_Font"><text:span text:style-name="T15">A Return to Wishborne</text:span></text:span></text:p>
      <text:p text:style-name="P13"><text:span text:style-name="Default_20_Paragraph_20_Font"><text:span text:style-name="T16">XV.</text:span></text:span><text:span text:style-name="Default_20_Paragraph_20_Font"><text:span text:style-name="T17">II – </text:span></text:span><text:span text:style-name="Default_20_Paragraph_20_Font"><text:span text:style-name="T33">XV.V – </text:span></text:span><text:span text:style-name="Default_20_Paragraph_20_Font"><text:span text:style-name="T17">The Execution of the Office of Executions / Operation Beethoven Part 2, Crystal Boogaloo</text:span></text:span></text:p>
      <text:p text:style-name="P1"><text:span text:style-name="Default_20_Paragraph_20_Font"><text:span text:style-name="T18">XVI – </text:span></text:span><text:span text:style-name="Default_20_Paragraph_20_Font"><text:span text:style-name="T19">The Dragon’s Dungeon</text:span></text:span></text:p>
      <text:p text:style-name="P13"><text:span text:style-name="Default_20_Paragraph_20_Font"><text:span text:style-name="T20">XVI.I – The Level of Executions</text:span></text:span></text:p>
      <text:p text:style-name="P1"><text:span text:style-name="Default_20_Paragraph_20_Font"><text:span text:style-name="T21">XVII – “Follow me”</text:span></text:span></text:p>
      <text:p text:style-name="P1"><text:span text:style-name="Default_20_Paragraph_20_Font"><text:span text:style-name="T22"/></text:span></text:p>
      <text:p text:style-name="P1"><text:span text:style-name="Default_20_Paragraph_20_Font"><text:span text:style-name="T22">XVIII – </text:span></text:span><text:span text:style-name="Default_20_Paragraph_20_Font"><text:span text:style-name="T19">The Banishment Trials</text:span></text:span></text:p>
      <text:p text:style-name="P1"><text:span text:style-name="Default_20_Paragraph_20_Font"><text:span text:style-name="T22">XIX – </text:span></text:span><text:span text:style-name="Default_20_Paragraph_20_Font"><text:span text:style-name="T19">Heart of the Cards, </text:span></text:span><text:span text:style-name="Default_20_Paragraph_20_Font"><text:span text:style-name="T23">and</text:span></text:span><text:span text:style-name="Default_20_Paragraph_20_Font"><text:span text:style-name="T19"> the Adventures of Barkeep</text:span></text:span></text:p>
      <text:p text:style-name="P1"><text:span text:style-name="Default_20_Paragraph_20_Font"><text:span text:style-name="T19">XX – The Battle </text:span></text:span><text:span text:style-name="Default_20_Paragraph_20_Font"><text:span text:style-name="T24">for the Two Cities</text:span></text:span></text:p>
      <text:p text:style-name="P2"><text:span text:style-name="Default_20_Paragraph_20_Font"><text:span text:style-name="T23"><text:tab/>XX.I – The Flight of Soth</text:span></text:span></text:p>
      <text:p text:style-name="P2"><text:span text:style-name="Default_20_Paragraph_20_Font"><text:span text:style-name="T23"><text:tab/>XX.II – The Honor Guard Revealed</text:span></text:span></text:p>
      <text:p text:style-name="P1"><text:span text:style-name="Default_20_Paragraph_20_Font"><text:span text:style-name="T25">XXI – </text:span></text:span><text:span text:style-name="Default_20_Paragraph_20_Font"><text:span text:style-name="T26">A New Darkness Rises</text:span></text:span></text:p>
      <text:p text:style-name="P1"><text:span text:style-name="Default_20_Paragraph_20_Font"><text:span text:style-name="T26"/></text:span></text:p>
      <text:p text:style-name="P1"><text:span text:style-name="Default_20_Paragraph_20_Font"><text:span text:style-name="T25">XX</text:span></text:span><text:span text:style-name="Default_20_Paragraph_20_Font"><text:span text:style-name="T27">I</text:span></text:span><text:span text:style-name="Default_20_Paragraph_20_Font"><text:span text:style-name="T25">I – </text:span></text:span><text:span text:style-name="Default_20_Paragraph_20_Font"><text:span text:style-name="T27">Towards The One Eyed Bard</text:span></text:span></text:p>
      <text:p text:style-name="P1"><text:span text:style-name="Default_20_Paragraph_20_Font"><text:span text:style-name="T27"><text:tab/></text:span></text:span><text:span text:style-name="Default_20_Paragraph_20_Font"><text:span text:style-name="T23">XXII.I – A New Number Seven</text:span></text:span></text:p>
      <text:p text:style-name="P5"><text:span text:style-name="Default_20_Paragraph_20_Font"><text:span text:style-name="T25">XX</text:span></text:span><text:span text:style-name="Default_20_Paragraph_20_Font"><text:span text:style-name="T27">II</text:span></text:span><text:span text:style-name="Default_20_Paragraph_20_Font"><text:span text:style-name="T25">I - </text:span></text:span><text:span text:style-name="Default_20_Paragraph_20_Font"><text:span text:style-name="T28">XXIV</text:span></text:span><text:span text:style-name="Default_20_Paragraph_20_Font"><text:span text:style-name="T25"> – </text:span></text:span><text:span text:style-name="Default_20_Paragraph_20_Font"><text:span text:style-name="T27">The Liberation of Cirq Farris, </text:span></text:span><text:span text:style-name="Default_20_Paragraph_20_Font"><text:span text:style-name="T23">The Fall of Ordeto, </text:span></text:span><text:span text:style-name="Default_20_Paragraph_20_Font"><text:span text:style-name="T28">and </text:span></text:span><text:span text:style-name="Default_20_Paragraph_20_Font"><text:span text:style-name="T29">A Plot In Crystal Part 2</text:span></text:span></text:p>
      <text:p text:style-name="P1"><text:span text:style-name="Default_20_Paragraph_20_Font"><text:span text:style-name="T25">XX</text:span></text:span><text:span text:style-name="Default_20_Paragraph_20_Font"><text:span text:style-name="T27">V</text:span></text:span><text:span text:style-name="Default_20_Paragraph_20_Font"><text:span text:style-name="T25">– </text:span></text:span><text:span text:style-name="Default_20_Paragraph_20_Font"><text:span text:style-name="T27">Into Tower Zero Once More</text:span></text:span></text:p>
      <text:p text:style-name="P3"><text:span text:style-name="Default_20_Paragraph_20_Font"><text:span text:style-name="T28">XXVI</text:span></text:span><text:span text:style-name="Default_20_Paragraph_20_Font"><text:span text:style-name="T25"> –</text:span></text:span><text:span text:style-name="Default_20_Paragraph_20_Font"><text:span text:style-name="T29"> The Destruction of the Honor Guard</text:span></text:span></text:p>
      <text:p text:style-name="P1"><text:span text:style-name="Default_20_Paragraph_20_Font"><text:span text:style-name="T25">XX</text:span></text:span><text:span text:style-name="Default_20_Paragraph_20_Font"><text:span text:style-name="T27">V</text:span></text:span><text:span text:style-name="Default_20_Paragraph_20_Font"><text:span text:style-name="T28">II - XX</text:span></text:span><text:span text:style-name="Default_20_Paragraph_20_Font"><text:span text:style-name="T30">VIII</text:span></text:span><text:span text:style-name="Default_20_Paragraph_20_Font"><text:span text:style-name="T25"> – </text:span></text:span><text:span text:style-name="Default_20_Paragraph_20_Font"><text:span text:style-name="T27">Midwinter, 676</text:span></text:span></text:p>
      <text:p text:style-name="P1"><text:span text:style-name="Default_20_Paragraph_20_Font"><text:span text:style-name="T25">XX</text:span></text:span><text:span text:style-name="Default_20_Paragraph_20_Font"><text:span text:style-name="T30">IX</text:span></text:span><text:span text:style-name="Default_20_Paragraph_20_Font"><text:span text:style-name="T25"> – </text:span></text:span><text:span text:style-name="Default_20_Paragraph_20_Font"><text:span text:style-name="T31">The Calm Before the Storm, </text:span></text:span><text:span text:style-name="Default_20_Paragraph_20_Font"><text:span text:style-name="T17">Operation Beethoven Part </text:span></text:span><text:span text:style-name="Default_20_Paragraph_20_Font"><text:span text:style-name="T31">3</text:span></text:span></text:p>
      <text:p text:style-name="P1"><text:span text:style-name="Default_20_Paragraph_20_Font"><text:span text:style-name="T25">XX</text:span></text:span><text:span text:style-name="Default_20_Paragraph_20_Font"><text:span text:style-name="T30">X</text:span></text:span><text:span text:style-name="Default_20_Paragraph_20_Font"><text:span text:style-name="T25"> – </text:span></text:span><text:span text:style-name="Default_20_Paragraph_20_Font"><text:span text:style-name="T32">To Save a God, </text:span></text:span><text:span text:style-name="Default_20_Paragraph_20_Font"><text:span text:style-name="T31">The State Defeated, </text:span></text:span><text:span text:style-name="Default_20_Paragraph_20_Font"><text:span text:style-name="T17">Operation Beethoven Part </text:span></text:span><text:span text:style-name="Default_20_Paragraph_20_Font"><text:span text:style-name="T30">4, </text:span></text:span><text:span text:style-name="Default_20_Paragraph_20_Font"><text:span text:style-name="T32">The Master of Time</text:span></text:span></text:p>
      <text:p text:style-name="P1"><text:span text:style-name="Default_20_Paragraph_20_Font"><text:span text:style-name="T32"/></text:span></text:p>
      <text:p text:style-name="P4"><text:span text:style-name="Default_20_Paragraph_20_Font"><text:span text:style-name="T34">XXX.I – Epilogue</text:span></text:span></text:p>
      <text:p text:style-name="P1"><text:span text:style-name="Default_20_Paragraph_20_Font"><text:span text:style-name="T32"/></text:span></text:p>
      <text:p text:style-name="P1"><text:soft-page-break/><text:span text:style-name="Default_20_Paragraph_20_Font"><text:span text:style-name="T32"/></text:span></text:p>
      <text:p text:style-name="P3"><text:span text:style-name="Default_20_Paragraph_20_Font"><text:span text:style-name="T5">Quotes:</text:span></text:span></text:p>
      <text:p text:style-name="P3"><text:span text:style-name="Default_20_Paragraph_20_Font"><text:span text:style-name="T5"/></text:span></text:p>
      <text:section text:style-name="Sect1" text:name="Section1">
        <text:p text:style-name="P3"><text:span text:style-name="Default_20_Paragraph_20_Font"><text:span text:style-name="T5">“I don’t think the Archives are our biggest problem…” - Jaguar 6</text:span></text:span></text:p>
        <text:p text:style-name="P3"><text:span text:style-name="Default_20_Paragraph_20_Font"><text:span text:style-name="T5"><text:tab/>“Let’s go to the Archives.” - NU5</text:span></text:span></text:p>
        <text:p text:style-name="P3"><text:span text:style-name="Default_20_Paragraph_20_Font"><text:span text:style-name="T5"/></text:span></text:p>
        <text:p text:style-name="P3"><text:span text:style-name="Default_20_Paragraph_20_Font"><text:span text:style-name="T5">“That was a clever diversion: selling out your teammates and running away.” - NU5</text:span></text:span></text:p>
        <text:p text:style-name="P3"><text:span text:style-name="Default_20_Paragraph_20_Font"><text:span text:style-name="T5"/></text:span></text:p>
        <text:p text:style-name="P3"><text:span text:style-name="Default_20_Paragraph_20_Font"><text:span text:style-name="T5">“I hold up my badge—no lawyer can get past this!” - NU5</text:span></text:span></text:p>
        <text:p text:style-name="P3"><text:span text:style-name="Default_20_Paragraph_20_Font"><text:span text:style-name="T5"/></text:span></text:p>
        <text:p text:style-name="P3"><text:span text:style-name="Default_20_Paragraph_20_Font"><text:span text:style-name="T5">“THEY’RE JUST RUMORS” – Moonbiter</text:span></text:span></text:p>
        <text:p text:style-name="P3"><text:span text:style-name="Default_20_Paragraph_20_Font"><text:span text:style-name="T5"/></text:span></text:p>
        <text:p text:style-name="P3"><text:span text:style-name="Default_20_Paragraph_20_Font"><text:span text:style-name="T5">“He just takes a fat fuckin’ rip off a crystal.” - Swift Feet</text:span></text:span></text:p>
        <text:p text:style-name="P3"><text:span text:style-name="Default_20_Paragraph_20_Font"><text:span text:style-name="T5"><text:tab/>“Juul” – NU5</text:span></text:span></text:p>
        <text:p text:style-name="P3"><text:span text:style-name="Default_20_Paragraph_20_Font"><text:span text:style-name="T5"/></text:span></text:p>
        <text:p text:style-name="P3"><text:span text:style-name="Default_20_Paragraph_20_Font"><text:span text:style-name="T5">“I crush his skull to knock him out forever.” - Jaguar 6</text:span></text:span></text:p>
        <text:p text:style-name="P3"><text:span text:style-name="Default_20_Paragraph_20_Font"><text:span text:style-name="T5"/></text:span></text:p>
        <text:p text:style-name="P3"><text:span text:style-name="Default_20_Paragraph_20_Font"><text:span text:style-name="T5">“I disguise myself by flipping my Office 9 robes inside-out.” - NU5</text:span></text:span></text:p>
        <text:p text:style-name="P3"><text:span text:style-name="Default_20_Paragraph_20_Font"><text:span text:style-name="T5"/></text:span></text:p>
        <text:p text:style-name="P3"><text:span text:style-name="Default_20_Paragraph_20_Font"><text:span text:style-name="T5">“All spaghetti no regretti. Pasta-lavista, bitch” - ???</text:span></text:span></text:p>
        <text:p text:style-name="P3"><text:span text:style-name="Default_20_Paragraph_20_Font"><text:span text:style-name="T5"/></text:span></text:p>
        <text:p text:style-name="P3"><text:span text:style-name="Default_20_Paragraph_20_Font"><text:span text:style-name="T5">“Aloha, Swift Feet!” - NU5</text:span></text:span></text:p>
        <text:p text:style-name="P3"><text:span text:style-name="Default_20_Paragraph_20_Font"><text:span text:style-name="T5"/></text:span></text:p>
        <text:p text:style-name="P3"><text:span text:style-name="Default_20_Paragraph_20_Font"><text:span text:style-name="T5">“If we go all Motus Operandi, then we’ll have the advantage..” - Barkeep</text:span></text:span></text:p>
        <text:p text:style-name="P3"><text:span text:style-name="Default_20_Paragraph_20_Font"><text:span text:style-name="T5"/></text:span></text:p>
        <text:p text:style-name="P3"><text:span text:style-name="Default_20_Paragraph_20_Font"><text:span text:style-name="T5">“We need to find someone who controls the poop.” - Kiralyf</text:span></text:span></text:p>
        <text:p text:style-name="P3"><text:span text:style-name="Default_20_Paragraph_20_Font"><text:span text:style-name="T5"/></text:span></text:p>
        <text:p text:style-name="P3"><text:span text:style-name="Default_20_Paragraph_20_Font"><text:span text:style-name="T5">“I will take this information to my grave!” - Steady Hands</text:span></text:span></text:p>
        <text:p text:style-name="P3"><text:span text:style-name="Default_20_Paragraph_20_Font"><text:span text:style-name="T5"><text:tab/>“You may.” - NU5</text:span></text:span></text:p>
        <text:p text:style-name="P3"><text:span text:style-name="Default_20_Paragraph_20_Font"><text:span text:style-name="T5"/></text:span></text:p>
        <text:p text:style-name="P3"><text:span text:style-name="Default_20_Paragraph_20_Font"><text:span text:style-name="T5">“Maps usually don’t attack people…” - Jaguar 6</text:span></text:span></text:p>
        <text:p text:style-name="P3"><text:span text:style-name="Default_20_Paragraph_20_Font"><text:span text:style-name="T5"/></text:span></text:p>
        <text:p text:style-name="P3"><text:span text:style-name="Default_20_Paragraph_20_Font"><text:span text:style-name="T5">“I’ll never tell you what you want to know, you fucking dogs!” - Darling</text:span></text:span></text:p>
        <text:p text:style-name="P3"><text:span text:style-name="Default_20_Paragraph_20_Font"><text:span text:style-name="T5"><text:tab/>“That can be arranged.” - Jaguar 6</text:span></text:span></text:p>
        <text:p text:style-name="P6"><text:span text:style-name="Default_20_Paragraph_20_Font"><text:span text:style-name="T5"><text:tab/>“Fucking dogs?” - NU5</text:span></text:span></text:p>
        <text:p text:style-name="P6"><text:span text:style-name="Default_20_Paragraph_20_Font"><text:span text:style-name="T5"/></text:span></text:p>
        <text:p text:style-name="P6"><text:span text:style-name="Default_20_Paragraph_20_Font"><text:span text:style-name="T5">“Guys, they have weapons!” - Steady Hands</text:span></text:span></text:p>
        <text:p text:style-name="P6"><text:span text:style-name="Default_20_Paragraph_20_Font"><text:span text:style-name="T5"><text:tab/>“Duh its a gun factory” – Jaguar 6</text:span></text:span></text:p>
        <text:p text:style-name="P6"><text:span text:style-name="Default_20_Paragraph_20_Font"><text:span text:style-name="T5"/></text:span></text:p>
        <text:p text:style-name="P6"><text:span text:style-name="Default_20_Paragraph_20_Font"><text:span text:style-name="T5">“All according to plan…” - Barkeep</text:span></text:span></text:p>
        <text:p text:style-name="P6"><text:span text:style-name="Default_20_Paragraph_20_Font"><text:span text:style-name="T5"/></text:span></text:p>
        <text:p text:style-name="P6"><text:span text:style-name="Default_20_Paragraph_20_Font"><text:span text:style-name="T5">“Don’t be alarmed, we are performing a routine stake out.” - NU5</text:span></text:span></text:p>
        <text:p text:style-name="P6"><text:span text:style-name="Default_20_Paragraph_20_Font"><text:span text:style-name="T5"/></text:span></text:p>
        <text:p text:style-name="P6"><text:span text:style-name="Default_20_Paragraph_20_Font"><text:span text:style-name="T5">“The engine is set to go off on 9/11.” - Jaguar 6</text:span></text:span></text:p>
        <text:p text:style-name="P6"><text:span text:style-name="Default_20_Paragraph_20_Font"><text:span text:style-name="T5"/></text:span></text:p>
        <text:p text:style-name="P6"><text:span text:style-name="Default_20_Paragraph_20_Font"><text:span text:style-name="T5">“Monty are you in an outhouse right now? I thought I heard a plop.” - Kiralyf</text:span></text:span></text:p>
        <text:p text:style-name="P6"><text:span text:style-name="Default_20_Paragraph_20_Font"><text:span text:style-name="T5"/></text:span></text:p>
        <text:p text:style-name="P6"><text:span text:style-name="Default_20_Paragraph_20_Font"><text:span text:style-name="T5">“Don’t say “THE STATE” or he’ll freak out!” - NU5</text:span></text:span></text:p>
        <text:p text:style-name="P6"><text:span text:style-name="Default_20_Paragraph_20_Font"><text:span text:style-name="T5"/></text:span></text:p>
        <text:p text:style-name="P6"><text:span text:style-name="Default_20_Paragraph_20_Font"><text:span text:style-name="T5">“I have lungs [puffs cigar] that need to be taken care of.” - Jaguar 6</text:span></text:span></text:p>
        <text:p text:style-name="P6"><text:span text:style-name="Default_20_Paragraph_20_Font"><text:span text:style-name="T5"/></text:span></text:p>
        <text:p text:style-name="P6"><text:span text:style-name="Default_20_Paragraph_20_Font"><text:span text:style-name="T5">“</text:span></text:span><text:span text:style-name="Default_20_Paragraph_20_Font"><text:span text:style-name="T6">When did Aang ever fuck a horse?</text:span></text:span><text:span text:style-name="Default_20_Paragraph_20_Font"><text:span text:style-name="T5">” - </text:span></text:span><text:span text:style-name="Default_20_Paragraph_20_Font"><text:span text:style-name="T6">Liam</text:span></text:span></text:p>
        <text:p text:style-name="P6"><text:span text:style-name="Default_20_Paragraph_20_Font"><text:span text:style-name="T6"/></text:span></text:p>
        <text:p text:style-name="P6"><text:span text:style-name="Default_20_Paragraph_20_Font"><text:span text:style-name="T6">“I don’t need a watch. I’m always counting the seconds.” - NU5</text:span></text:span></text:p>
        <text:p text:style-name="P6"><text:span text:style-name="Default_20_Paragraph_20_Font"><text:span text:style-name="T6"/></text:span></text:p>
        <text:p text:style-name="P6"><text:span text:style-name="Default_20_Paragraph_20_Font"><text:span text:style-name="T6">“Montyyyyy…I think you have to pee, right?” - Kiralyf</text:span></text:span></text:p>
        <text:p text:style-name="P6"><text:span text:style-name="Default_20_Paragraph_20_Font"><text:span text:style-name="T6"/></text:span></text:p>
        <text:p text:style-name="P6"><text:span text:style-name="Default_20_Paragraph_20_Font"><text:span text:style-name="T6">“Hey what’s up you charcoal fucks” – Barkeep</text:span></text:span></text:p>
        <text:p text:style-name="P6"><text:span text:style-name="Default_20_Paragraph_20_Font"><text:span text:style-name="T6"/></text:span></text:p>
        <text:p text:style-name="P6"><text:span text:style-name="Default_20_Paragraph_20_Font"><text:span text:style-name="T6">“Tell him you have a hemeroid or something, just get out!” - Kiralyf</text:span></text:span></text:p>
        <text:p text:style-name="P6"><text:span text:style-name="Default_20_Paragraph_20_Font"><text:span text:style-name="T6"/></text:span></text:p>
        <text:p text:style-name="P6"><text:span text:style-name="Default_20_Paragraph_20_Font"><text:span text:style-name="T6">“Do not be alarmed, this is a routine evacuation.” - NU5</text:span></text:span></text:p>
        <text:p text:style-name="P6"><text:span text:style-name="Default_20_Paragraph_20_Font"><text:span text:style-name="T6"/></text:span></text:p>
        <text:p text:style-name="P6"><text:span text:style-name="Default_20_Paragraph_20_Font"><text:span text:style-name="T6">“Don’t ya know I’m a world-class engineer?” - Barkeep</text:span></text:span></text:p>
        <text:p text:style-name="P6"><text:span text:style-name="Default_20_Paragraph_20_Font"><text:span text:style-name="T6"/></text:span></text:p>
        <text:p text:style-name="P6"><text:span text:style-name="Default_20_Paragraph_20_Font"><text:span text:style-name="T6">“Alright, you clockwork dick…” - Jaguar 6</text:span></text:span></text:p>
        <text:p text:style-name="P6"><text:span text:style-name="Default_20_Paragraph_20_Font"><text:span text:style-name="T6"/></text:span></text:p>
        <text:p text:style-name="P6"><text:span text:style-name="Default_20_Paragraph_20_Font"><text:span text:style-name="T6">“That’s not the first time I’ve shattered a pelvis” - ???</text:span></text:span></text:p>
        <text:p text:style-name="P6"><text:span text:style-name="Default_20_Paragraph_20_Font"><text:span text:style-name="T6"/></text:span></text:p>
        <text:p text:style-name="P6"><text:span text:style-name="Default_20_Paragraph_20_Font"><text:span text:style-name="T6">“Will, it’s a civilian! This is perfect!” - Liam</text:span></text:span></text:p>
        <text:p text:style-name="P6"><text:span text:style-name="Default_20_Paragraph_20_Font"><text:span text:style-name="T6"/></text:span></text:p>
        <text:p text:style-name="P6"><text:span text:style-name="Default_20_Paragraph_20_Font"><text:span text:style-name="T6">“Who’s buyin’ bones? WE’RE BUYIN’ BONES!” - all</text:span></text:span></text:p>
        <text:p text:style-name="P6"><text:span text:style-name="Default_20_Paragraph_20_Font"><text:span text:style-name="T6"/></text:span></text:p>
        <text:p text:style-name="P6"><text:span text:style-name="Default_20_Paragraph_20_Font"><text:span text:style-name="T6">“I’ve been at this longer than you’ve been alive!” - Steady Hands</text:span></text:span></text:p>
        <text:p text:style-name="P6"><text:span text:style-name="Default_20_Paragraph_20_Font"><text:span text:style-name="T6"><text:tab/>“I doubt that.” - Jaguar 6</text:span></text:span></text:p>
        <text:p text:style-name="P6"><text:span text:style-name="Default_20_Paragraph_20_Font"><text:span text:style-name="T6"/></text:span></text:p>
        <text:p text:style-name="P6"><text:span text:style-name="Default_20_Paragraph_20_Font"><text:span text:style-name="T6">“Feet. Hands.” - Monty</text:span></text:span></text:p>
        <text:p text:style-name="P6"><text:span text:style-name="Default_20_Paragraph_20_Font"><text:span text:style-name="T6"><text:tab/>“Knees and toes!” - Jaguar 6</text:span></text:span></text:p>
        <text:p text:style-name="P6"><text:span text:style-name="Default_20_Paragraph_20_Font"><text:span text:style-name="T6"/></text:span></text:p>
        <text:p text:style-name="P6"><text:span text:style-name="Default_20_Paragraph_20_Font"><text:span text:style-name="T6">“Why do you need explosives?” - ???</text:span></text:span></text:p>
        <text:p text:style-name="P6"><text:span text:style-name="Default_20_Paragraph_20_Font"><text:span text:style-name="T6"><text:tab/>“I need to explode some things.” - Probably Barkeep</text:span></text:span></text:p>
        <text:p text:style-name="P6"><text:span text:style-name="Default_20_Paragraph_20_Font"><text:span text:style-name="T6"/></text:span></text:p>
        <text:p text:style-name="P6"><text:span text:style-name="Default_20_Paragraph_20_Font"><text:span text:style-name="T6">“Sorry, I’ve got phlegm stuck in my vertabrae.” - Sharky</text:span></text:span></text:p>
        <text:p text:style-name="P6"><text:span text:style-name="Default_20_Paragraph_20_Font"><text:span text:style-name="T6"/></text:span></text:p>
        <text:p text:style-name="P6"><text:span text:style-name="Default_20_Paragraph_20_Font"><text:span text:style-name="T6">“I am Farming Unit Five. FU5.” - NU5</text:span></text:span></text:p>
        <text:p text:style-name="P6"><text:span text:style-name="Default_20_Paragraph_20_Font"><text:span text:style-name="T6"/></text:span></text:p>
        <text:p text:style-name="P6"><text:span text:style-name="Default_20_Paragraph_20_Font"><text:span text:style-name="T6">“If she’s the daughter of Jaguar 6…” - Swift Feet</text:span></text:span></text:p>
        <text:p text:style-name="P6"><text:span text:style-name="Default_20_Paragraph_20_Font"><text:span text:style-name="T6"><text:tab/>“THEN THAT MEANS JAGUAR’S GAY!” - Moonbiter</text:span></text:span></text:p>
        <text:p text:style-name="P6"><text:span text:style-name="Default_20_Paragraph_20_Font"><text:span text:style-name="T6"/></text:span></text:p>
        <text:p text:style-name="P6"><text:span text:style-name="Default_20_Paragraph_20_Font"><text:span text:style-name="T6">“I storm off to my room to fix APP. If you want to know where Agran is, then just ask.” - Steady Hands</text:span></text:span></text:p>
        <text:p text:style-name="P6"><text:span text:style-name="Default_20_Paragraph_20_Font"><text:span text:style-name="T6"><text:tab/>“I kick open his door. ‘WHERE IS HE?’” - Liam / NU5</text:span></text:span></text:p>
        <text:p text:style-name="P6"><text:span text:style-name="Default_20_Paragraph_20_Font"><text:span text:style-name="T6"/></text:span></text:p>
        <text:p text:style-name="P6"><text:span text:style-name="Default_20_Paragraph_20_Font"><text:span text:style-name="T6">“Yeah, I know about wars.” - Barkeep</text:span></text:span></text:p>
        <text:p text:style-name="P6"><text:span text:style-name="Default_20_Paragraph_20_Font"><text:span text:style-name="T6"/></text:span></text:p>
        <text:p text:style-name="P6"><text:soft-page-break/><text:span text:style-name="Default_20_Paragraph_20_Font"><text:span text:style-name="T6">“</text:span></text:span><text:span text:style-name="Default_20_Paragraph_20_Font"><text:span text:style-name="T7">What does being a nice dude have to do with sucking your own dick? - Kiralyf</text:span></text:span></text:p>
        <text:p text:style-name="P6"><text:span text:style-name="Default_20_Paragraph_20_Font"><text:span text:style-name="T7"/></text:span></text:p>
        <text:p text:style-name="P6"><text:span text:style-name="Default_20_Paragraph_20_Font"><text:span text:style-name="T7">“We need equality. Forced gay marriages for everyone.” - Kiralyf</text:span></text:span></text:p>
        <text:p text:style-name="P6"><text:span text:style-name="Default_20_Paragraph_20_Font"><text:span text:style-name="T7"/></text:span></text:p>
        <text:p text:style-name="P6"><text:span text:style-name="Default_20_Paragraph_20_Font"><text:span text:style-name="T7">“Hot Topic and Mr. Mute, the dynamic duo!” - Kiralyf</text:span></text:span></text:p>
        <text:p text:style-name="P6"><text:span text:style-name="Default_20_Paragraph_20_Font"><text:span text:style-name="T7"/></text:span></text:p>
        <text:p text:style-name="P7"><text:span text:style-name="Default_20_Paragraph_20_Font"><text:span text:style-name="T7">[Looking at the corpse of Jaguar 6] “Is he dead?” - NU5</text:span></text:span></text:p>
        <text:p text:style-name="P7"><text:span text:style-name="Default_20_Paragraph_20_Font"><text:span text:style-name="T7"/></text:span></text:p>
        <text:p text:style-name="P7"><text:span text:style-name="Default_20_Paragraph_20_Font"><text:span text:style-name="T7">“It’s nothing that concerns you.” - Jaguar 6</text:span></text:span></text:p>
        <text:p text:style-name="P7"><text:span text:style-name="Default_20_Paragraph_20_Font"><text:span text:style-name="T7"><text:tab/>“Everything concerns me.” - Kiralyf</text:span></text:span></text:p>
        <text:p text:style-name="P7"><text:span text:style-name="Default_20_Paragraph_20_Font"><text:span text:style-name="T7"/></text:span></text:p>
        <text:p text:style-name="P7"><text:span text:style-name="Default_20_Paragraph_20_Font"><text:span text:style-name="T7">“You are joined by a gaggle of children.” - DM</text:span></text:span></text:p>
        <text:p text:style-name="P7"><text:span text:style-name="Default_20_Paragraph_20_Font"><text:span text:style-name="T7"><text:tab/>“Sell ‘em.” - Moonbiter</text:span></text:span></text:p>
        <text:p text:style-name="P7"><text:span text:style-name="Default_20_Paragraph_20_Font"><text:span text:style-name="T7"/></text:span></text:p>
        <text:p text:style-name="P7"><text:span text:style-name="Default_20_Paragraph_20_Font"><text:span text:style-name="T7">“I cast </text:span></text:span><text:span text:style-name="Default_20_Paragraph_20_Font"><text:span text:style-name="T8">Mislead</text:span></text:span><text:span text:style-name="Default_20_Paragraph_20_Font"><text:span text:style-name="T9">, don’t tell Paddy.” - Liam to Paddy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You ask a lot of questions for someone who doesn’t listen to the answers.” - Rose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I can’t hear you over your bitchy whining.” - Rose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That is inadvisable. I don’t advise it.” - NU5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I just wanted to be a good guy!” - Kiralyf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Maybe the real One Eyed Bard was the friends we made along the way!” - Barkeep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He’s actually going to fuck the building, isn’t he?” - NU5</text:span></text:span></text:p>
        <text:p text:style-name="P7"><text:span text:style-name="Default_20_Paragraph_20_Font"><text:span text:style-name="T9"><text:tab/>“We’ll talk about it later.” -Rose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According to Brandon, the DM,…” - Steady Hands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Monopoly didn’t survive the Great War?” - Moonbiter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I have already sent my greatest creation: Shit Man.” - Kiralyf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How can you hide? You’re a 7 foot tall mecha!” - Steady Hands</text:span></text:span></text:p>
        <text:p text:style-name="P7"><text:span text:style-name="Default_20_Paragraph_20_Font"><text:span text:style-name="T9"><text:tab/>“I was built to hide in the dark and kill people.” - NU5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I respect you as a powerful warrior princess.” - Moonbiter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I know all about HR! They’re letters.” - Barkeep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His weapons are hard, long, and very attractive.” - Moonbiter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Who’s the meat now, bitch?” - </text:span></text:span><text:span text:style-name="Default_20_Paragraph_20_Font"><text:span text:style-name="T11">The Vagrant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Your boss is a pig demon.” - Barkeep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Greetings.” - LU5 in the afterlife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Oh God, I just killed 100 children!” - NU5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You feed on weakness, but I feed on EVERYTHING!” - Moonbiter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Biological weapons...finger lickin’ good.” - Kiralyf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It’s a rose, you dumb bitch.” - Liam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His mango was to blow shit up and act like he don’t know nobody.” - Brandon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Is this before or after I publically executed Gunhands McGee?” - Moonbiter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This allows Sharky to live out his fantasy of smelling.” - Kennedy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Kim Jong Un, hello!” - Paddy to Brandon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Are you saying I’m not perfect?” - Kiralyf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Hasselhof has fallen.” - Moonbiter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Do you know a member of Office 3?” - NU5</text:span></text:span></text:p>
        <text:p text:style-name="P7"><text:span text:style-name="Default_20_Paragraph_20_Font"><text:span text:style-name="T9"><text:tab/>“Yes.” - Steady Hands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It’s a Mormon joke.” - Kiralyf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Money got some motherfuckin’ worth,</text:span></text:span></text:p>
        <text:p text:style-name="P7"><text:span text:style-name="Default_20_Paragraph_20_Font"><text:span text:style-name="T9">10 lich bitches using </text:span></text:span><text:span text:style-name="Default_20_Paragraph_20_Font"><text:span text:style-name="T8">Move Earth</text:span></text:span><text:span text:style-name="Default_20_Paragraph_20_Font"><text:span text:style-name="T9">,</text:span></text:span></text:p>
        <text:p text:style-name="P7"><text:span text:style-name="Default_20_Paragraph_20_Font"><text:span text:style-name="T9">Ebaugh Crab, Graveyard G made of Yuan,</text:span></text:span></text:p>
        <text:p text:style-name="P7"><text:span text:style-name="Default_20_Paragraph_20_Font"><text:span text:style-name="T9">Foie gras bust of Albert Einstein,</text:span></text:span></text:p>
        <text:p text:style-name="P7"><text:span text:style-name="Default_20_Paragraph_20_Font"><text:span text:style-name="T9">Get money.” - Barkeep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I take out a piece of paper.” - Barkeep</text:span></text:span></text:p>
        <text:p text:style-name="P7"><text:span text:style-name="Default_20_Paragraph_20_Font"><text:span text:style-name="T9"><text:tab/>“Oh FUCK” – Rose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You see hundreds of people, naked and decrepid, held in cages.” - DM</text:span></text:span></text:p>
        <text:p text:style-name="P7"><text:span text:style-name="Default_20_Paragraph_20_Font"><text:span text:style-name="T9"><text:tab/>“Reminds me of high school.” - Moonbiter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Can I literally just eat this man?” - Moonbiter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Will you give me more?” - Hasedek</text:span></text:span></text:p>
        <text:p text:style-name="P7"><text:span text:style-name="Default_20_Paragraph_20_Font"><text:span text:style-name="T9"><text:tab/>“Give him your asshole” – Rose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Fuckin’ demons, man” – Barkeep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I’ve just about had it with being shot today.” -Barkeep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Barkeep, I have so many questions!” - Flamebringer</text:span></text:span></text:p>
        <text:p text:style-name="P7"><text:span text:style-name="Default_20_Paragraph_20_Font"><text:span text:style-name="T9"><text:tab/>“And he has absolutely no answers.” - Kiralyf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I could discern their locations if I could see them.” - Swift Feet</text:span></text:span></text:p>
        <text:p text:style-name="P7"><text:span text:style-name="Default_20_Paragraph_20_Font"><text:span text:style-name="T9"/></text:span></text:p>
        <text:p text:style-name="P7"><text:soft-page-break/><text:span text:style-name="Default_20_Paragraph_20_Font"><text:span text:style-name="T9">“That BITCH Carole Baskins.” - Kiralyf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Roll Sniper: Elite for nut shot.” - Dead Man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There will be no fire in the construction zone. That’s a fire hazard. That’s against OSHA regulations.” - Kiralyf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I have a constitution that is totally in words and not pictures.” - Barkeep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Before we get started, let me bless everyone.” - Brandon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I cast PERCEPTION!” - </text:span></text:span><text:span text:style-name="Default_20_Paragraph_20_Font"><text:span text:style-name="T10">Kiralyf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Raeg isn’t a good dude.” - Moonbiter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You’re a mercenary band.” - ???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Michael Jackson went through a similar transformation.” - Moonbiter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Go on, little girl, there’s a frozen yogurt shop around the corner.” - Kiralyf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How could a god be happy knowing what made him so?” - Barkeep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That’s 86.4 million damage in one turn.” - Swift Feet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It it a way where the water is like a slope?” - Brandon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Too young to drink.” - Rose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How all human innovation and intuition is left wanting compared to the ruthless efficiency and simplicity of the peanut allergy.” - Moonbiter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The smell of pie is a harbinger of death and destruction in many planes.” - Isaac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Hey brother, I’m stuck in here with a Hell Fuck and a Hitler Bitch.” - Willow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Oh god oh fuck, all for a banana!” -Barkeep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Alright Kiralyf Beta-cuck,” - Dead Man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My new corporation is Moonbo Bimbo Bite-o” – Moonbiter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You say evil, I say potato.” - Kiralyf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I want to use my love potion on my dead wife fungus.” - Dead Man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The mushrooms are talking to me.” - Dead Man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...a miracle of the Phoenixes!” - Barkeep</text:span></text:span></text:p>
        <text:p text:style-name="P7"><text:span text:style-name="Default_20_Paragraph_20_Font"><text:span text:style-name="T9"><text:tab/>“OH SHUT UP!” - Swift Feet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Is the airship leaving the city?” - Kiralyf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Have the bats do squats” – Moonbiter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Make me a capachino on the rocks” – Kiralyf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I wanna wack” – Flamebringer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Without a way to destroy his soul, you </text:span></text:span><text:span text:style-name="Default_20_Paragraph_20_Font"><text:span text:style-name="T12">will</text:span></text:span><text:span text:style-name="Default_20_Paragraph_20_Font"><text:span text:style-name="T9"> die.” - Swift Feet</text:span></text:span></text:p>
        <text:p text:style-name="P7"><text:span text:style-name="Default_20_Paragraph_20_Font"><text:span text:style-name="T9"><text:tab/>“Rough.” - Rose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You rescue the rare deepwater Jew.” - Swift Feet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Isn’t that the oil rig off the coast of Israel?” - Kiralyf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He winked. That must mean that he’s going to do something very awesome or very stupid.” - ???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Record it in the annals.” - Moonbiter</text:span></text:span></text:p>
        <text:p text:style-name="P7"><text:span text:style-name="Default_20_Paragraph_20_Font"><text:span text:style-name="T9"><text:tab/>“Hah. Anal.” - Dead Man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Come with meee! Jump with meeee!” - Barkeep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There’s nothing in my sock drawer.” - Barkeep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You have broken every ideal of the Geneva Convention.” - Swift Feet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I cough up an unseemly amount of illusiary blood.” - Barkeep</text:span></text:span></text:p>
        <text:p text:style-name="P7"><text:span text:style-name="Default_20_Paragraph_20_Font"><text:span text:style-name="T9"/></text:span></text:p>
        <text:p text:style-name="P7"><text:span text:style-name="Default_20_Paragraph_20_Font"><text:span text:style-name="T9">“Something between two and a million-billion.” - Barkeep</text:span></text:span></text:p>
        <text:p text:style-name="P7"><text:span text:style-name="Default_20_Paragraph_20_Font"><text:span text:style-name="T9"/></text:span></text:p>
        <text:p text:style-name="P15"><text:span text:style-name="Default_20_Paragraph_20_Font"><text:span text:style-name="T11">Can I have my grappling hook back? - Jaguar 6</text:span>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5T14:55:52.114701136</meta:creation-date>
    <dc:date>2020-09-05T18:14:00.874173074</dc:date>
    <meta:editing-duration>PT19M34S</meta:editing-duration>
    <meta:editing-cycles>8</meta:editing-cycles>
    <meta:generator>LibreOffice/6.4.5.2$Linux_X86_64 LibreOffice_project/40$Build-2</meta:generator>
    <meta:document-statistic meta:table-count="0" meta:image-count="0" meta:object-count="0" meta:page-count="4" meta:paragraph-count="192" meta:word-count="1671" meta:character-count="9025" meta:non-whitespace-character-count="7469"/>
  </office:meta>
</office:document-meta>
</file>